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20c87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9b20c87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8a52150" style:font-weight-asian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ab761" officeooo:paragraph-rsid="09bab761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fo:font-size="14pt" fo:language="en" fo:country="US" fo:font-weight="bold" officeooo:rsid="08a7eb2e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9b50cfc" officeooo:paragraph-rsid="09b50cf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en" fo:country="US" fo:font-weight="normal" officeooo:rsid="09b50cfc" officeooo:paragraph-rsid="09b6e4c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 style:master-page-name="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08a0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fo:font-size="12pt" fo:language="uk" fo:country="UA" fo:font-weight="normal" officeooo:rsid="09b50cfc" officeooo:paragraph-rsid="09fdc07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063d7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6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2501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6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a133617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7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7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dbdf9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7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eb0f8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8" style:master-page-name="">
      <loext:graphic-properties draw:fill="none" draw:fill-gradient-name="Gradient_20_1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8">
      <loext:graphic-properties draw:fill="none" draw:fill-gradient-name="Gradient_20_1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fo:background-color="transparen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cbb5d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b50cfc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7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2pt" fo:language="uk" fo:country="UA" fo:font-weight="normal" officeooo:rsid="09b50cfc" officeooo:paragraph-rsid="09eb0f8d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8a14c80" style:font-name-asian="Times New Roman1" style:font-weight-asian="bold" style:font-size-complex="14pt"/>
    </style:style>
    <style:style style:name="T9" style:family="text">
      <style:text-properties fo:font-weight="bold" officeooo:rsid="09ab753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/>
    <style:style style:name="T15" style:family="text">
      <style:text-properties officeooo:rsid="09edee68"/>
    </style:style>
    <style:style style:name="T16" style:family="text">
      <style:text-properties officeooo:rsid="0a0215fb"/>
    </style:style>
    <style:style style:name="T17" style:family="text">
      <style:text-properties officeooo:rsid="0a20c299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5in" draw:visible-area-height="1.992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1</text:span><text:span text:style-name="T9">1</text:span></text:p>
      <text:p text:style-name="P16"><text:span text:style-name="T7"><text:line-break/></text:span><text:span text:style-name="T3">з дисципліни «Організація комп’ютерних мереж</text:span><text:span text:style-name="T10">»</text:span></text:p>
      <text:p text:style-name="P20"/>
      <text:p text:style-name="P19"><text:span text:style-name="T4">на тему: </text:span><text:span text:style-name="T6">«Підключення до VPN сервера через локальну обчислювальну мережу (ЛОМ) (Windows 7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3">Івченко Ю.М.</text:p>
      <text:p text:style-name="P14"/>
      <text:p text:style-name="P14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Дніпро, 202</text:span><text:span text:style-name="T2">2</text:span></text:p>
      <text:p text:style-name="P2"><text:span text:style-name="T5">Тема. </text:span><text:span text:style-name="T12">Підключення до VPN сервера через локальну обчислювальну мережу (ЛОМ) (Windows 7).</text:span></text:p>
      <text:p text:style-name="P11">Мета. <text:span text:style-name="T13">Ознайомитися і отримати практичні навички підключення до VPN сервера</text:span></text:p>
      <text:p text:style-name="P22">через ЛОМ.</text:p>
      <text:p text:style-name="P12">Порядок виконання роботи.</text:p>
      <text:list xml:id="list674624007" text:style-name="L1">
        <text:list-item>
          <text:p text:style-name="P23">Ознайомитися з основними поняттями:</text:p>
        </text:list-item>
      </text:list>
      <text:list xml:id="list2029043318" text:style-name="L2">
        <text:list-item>
          <text:list>
            <text:list-item>
              <text:p text:style-name="P25">локальна обчислювальна мережа (Local Area Network, LAN);</text:p>
            </text:list-item>
            <text:list-item>
              <text:p text:style-name="P25">набір протоколів для забезпечення захисту даних IP Security;</text:p>
            </text:list-item>
            <text:list-item>
              <text:p text:style-name="P25">протокол тунелювання другого рівня (Layer 2 Tunneling Protocol);</text:p>
            </text:list-item>
            <text:list-item>
              <text:p text:style-name="P25">протокол аутентифікації PAP (Password Authentication Protocol);</text:p>
            </text:list-item>
            <text:list-item>
              <text:p text:style-name="P25">віртуальна приватна мережа (Virtual Private Network, VPN);</text:p>
            </text:list-item>
            <text:list-item>
              <text:p text:style-name="P25">типи VPN-підключень;</text:p>
            </text:list-item>
            <text:list-item>
              <text:p text:style-name="P25">властивості VPN-підключень.</text:p>
            </text:list-item>
          </text:list>
        </text:list-item>
      </text:list>
      <text:list xml:id="list222438514136558" text:continue-list="list674624007" text:style-name="L1">
        <text:list-item>
          <text:p text:style-name="P24">Налагодити VPN підключення в Windows, для чого виконати:</text:p>
        </text:list-item>
      </text:list>
      <text:list xml:id="list2391262894" text:style-name="L3">
        <text:list-item>
          <text:list>
            <text:list-item>
              <text:p text:style-name="P26">створення нового мережевого підключення;</text:p>
            </text:list-item>
            <text:list-item>
              <text:p text:style-name="P26">перевірку поточного стану мережевого підключення;</text:p>
            </text:list-item>
            <text:list-item>
              <text:p text:style-name="P26">налагодження створеного VPN підключення;</text:p>
            </text:list-item>
            <text:list-item>
              <text:p text:style-name="P26">запуск і перевірку VPN підключення.</text:p>
            </text:list-item>
          </text:list>
        </text:list-item>
      </text:list>
      <text:p text:style-name="P17"><text:s/></text:p>
      <text:p text:style-name="P29">Короткі теоретичні відомості</text:p>
      <text:list xml:id="list2185667375" text:style-name="L5">
        <text:list-item>
          <text:p text:style-name="P34">Локальна обчислювальна мережа (ЛОМ, Local Area Network, LAN) — комп’ютерна мережа, що охоплює відносно невелику територію або групу будівель (дім, офіс, фірму, університет).</text:p>
        </text:list-item>
        <text:list-item>
          <text:p text:style-name="P33">IPsec (IP Security) — набір протоколів для забезпечення захисту даних, що передаються з використанням мережевого протоколу IP. Він дозволяє здійснювати підтвердження справжності (аутентифікацію), перевірку цілісності і/або шифрування IP-пакетів. IPsec також включає в себе протоколи для захищеного обміну ключами в мережі</text:p>
          <text:p text:style-name="P33">Інтернет. В основному, застосовується для організації VPN –з’єднання.</text:p>
        </text:list-item>
        <text:list-item>
          <text:p text:style-name="P33">Протокол тунелювання другого рівня (Layer 2 Tunneling Protocol, L2TP) — в комп’ютерних мережах тунельний протокол, що використовується для підтримки віртуальних приватних мереж (VPN). Дозволяє створювати тунель не тільки в мережах IP, але і в таких, як ATM, X.25 і Frame Relay. Тунелювання в комп’ютерних мережах — процес, в ході якого створюється захищене логічне з’єднання між двома кінцевими точками за допомогою інкапсуляції різних протоколів, метод побудови мереж, при якому один мережевий протокол інкапсулюється в інший. Від звичайних багаторівневих мережевих моделей відрізняється тим, що протокол, який інкапсулюється, відноситься до того ж або нижчого рівня, ніж той, що використовується в якості тунелю. Суть тунелювання полягає в тому, щоб «упакувати» передану порцію даних разом з службовими полями, в новий «конверт» для забезпечення конфіденційності і цілісності всієї переданої порції, включаючи службові поля. Тунелювання може застосовуватися на мережевому і на прикладному рівнях. Комбінація тунелювання і шифрування дозволяє реалізувати закриті віртуальні приватні мережі (VPN). Тунелювання застосовується для узгодження транспортних протоколів або для створення захищеного з’єднання між вузлами мережі.</text:p>
        </text:list-item>
        <text:list-item>
          <text:p text:style-name="P36">Протокол аутентифікації PAP (Password Authentication Protocol) — протокол простої перевірки справжності, що передбачає відправку імені користувача і пароля на сервер віддаленого доступу відкритим текстом (без шифрування).</text:p>
        </text:list-item>
      </text:list>
      <text:p text:style-name="P47"/>
      <text:list xml:id="list222437838210979" text:continue-numbering="true" text:style-name="L5">
        <text:list-item>
          <text:p text:style-name="P38">Віртуальна приватна мережа є підключення типу «точка-точка» в приватній або публічній мережі. При звичайній реалізації VPN клієнт ініціює через Інтернет віртуальне підключення типу «точка-точка» до сервера віддаленого доступу. Сервер віддаленого доступу відповідає на виклик, виконує перевірку справжності клієнта і передає дані між клієнтом і приватною мережею.</text:p>
          <text:p text:style-name="P33">Для емуляції каналу типу «точка-точка» до даних додається заголовок (виконується інкапсуляція), <text:span text:style-name="T16">який</text:span> містить відомості маршрутизації, які забезпечують проходження даних через загальну або публічну мережі до кінцевого пункту. Для емуляції приватного каналу і збереження конфіденційності передані дані шифруються. Пакети, що перехоплені в загальній або публічній мережі, неможливо розшифрувати без ключів шифрування.</text:p>
        </text:list-item>
        <text:list-item>
          <text:p text:style-name="P39">IKE (Internet Key Exchange) — стандартний протокол IPsec, використовується для забезпечення безпеки взаємодії в VPN. Призначення IKE — захищене узгодження і доставка ідентифікованого матеріалу для асоціації безпеки.</text:p>
        </text:list-item>
        <text:list-item>
          <text:p text:style-name="P37">Існує два типи VPN-підключень:</text:p>
        </text:list-item>
      </text:list>
      <text:list xml:id="list2404360215" text:style-name="L6">
        <text:list-item>
          <text:list>
            <text:list-item>
              <text:p text:style-name="P40">VPN-підключення віддаленого доступу надає користувачам можливість працювати</text:p>
            </text:list-item>
          </text:list>
          <text:p text:style-name="P40">вдома або в дорозі, отримуючи доступ до сервера приватної мережі за допомогою інфраструктури публічної мережі, наприклад, Інтернету. З точки зору користувача, VPN-підключення є підключення типу «точка-точка» між комп’ютером і сервером організації. Реальна інфраструктура мережі не має значення, тому що дані передається подібно до того, як би вони передавалися через виділений приватний канал.</text:p>
          <text:list text:continue-numbering="true">
            <text:list-item>
              <text:p text:style-name="P41">VPN-підключення типу «мережа-мережа» («маршрутизатор-маршрутизатор») дозволяють організаціям встановлювати маршрутизовані підключення між окремими офісами (або організаціями) через публічну мережу, при цьому забезпечуючи безпеку зв’язку. Маршрутизоване VPN-підключення через Інтернет логічно подібне орендованому каналу глобальної мережі (WAN). У випадку, коли мережі з’єднані через Інтернет маршрутизатор переадресовує пакети іншому маршрутизатору через VPN-підключення. З точки зору маршрутизаторів VPN-підключення працює як канал рівня передачі даних. VPN-підключення типу «мережа-мережа» зв’язує два сегменти приватної мережі. Клієнт проходить перевірку справжності на сервері і, з метою взаємної перевірки справжності, сервер проходить перевірку справжності на клієнті.</text:p>
            </text:list-item>
          </text:list>
        </text:list-item>
      </text:list>
      <text:p text:style-name="P48"/>
      <text:list xml:id="list222438561332078" text:continue-list="list222437838210979" text:style-name="L5">
        <text:list-item>
          <text:p text:style-name="P35">VPN-підключення, що використовують протоколи PPTP, L2TP/IPsec і SSTP, мають</text:p>
          <text:p text:style-name="P33">наступні властивості:</text:p>
        </text:list-item>
      </text:list>
      <text:list xml:id="list2251643966" text:style-name="L7">
        <text:list-item>
          <text:list>
            <text:list-item>
              <text:p text:style-name="P43">інкапсуляція — VPN-технологія забезпечує інкапсуляцію приватних даних з заголовком, що містить відомості маршрутизації для передачі цих даних через транзитну мережу.</text:p>
            </text:list-item>
            <text:list-item>
              <text:p text:style-name="P42">перевірка справжності - Існують три різних форми перевірки справжності для VPN-підключень.</text:p>
            </text:list-item>
          </text:list>
        </text:list-item>
      </text:list>
      <text:list xml:id="list3116076628" text:style-name="L8">
        <text:list-item>
          <text:p text:style-name="P45">Перевірка справжності на рівні користувача за протоколом PPP.</text:p>
          <text:p text:style-name="P46">Для встановлення VPN-підключення сервер виконує перевірку справжності клієнта, який намагається встановити підключення, на рівні користувача за протоколом PPP і перевіряє, чи має клієнт необхідну авторизацію. При взаємній перевірці справжності клієнт також виконує перевірку справжності сервера, що гарантує захист від комп’ютерів, що видають себе за сервери.</text:p>
        </text:list-item>
        <text:list-item>
          <text:p text:style-name="P46">Перевірка справжності на рівні комп’ютера за протоколом IKE.</text:p>
          <text:p text:style-name="P46">Для встановлення зіставлення безпеки IPsec клієнт і сервер використовують протокол IKE для обміну сертифікатами комп’ютерів або попереднім ключем. В обох випадках клієнт і сервер виконують взаємну перевірку справжності на рівні комп’ютера. Наполегливо рекомендується обирати перевірку справжності згідно з сертифікатом комп’ютера через більшу безпеку цього методу. Перевірка справжності на рівні комп’ютера виконується тільки для підключень L2TP/IPsec.</text:p>
        </text:list-item>
        <text:list-item>
          <text:p text:style-name="P46">Перевірка справжності джерела даних і забезпечення цілісності даних.</text:p>
          <text:p text:style-name="P46">Щоб впевнитися в тому, що джерелом відправлених через VPN даних є інша сторона підключення і що вони передані в незмінному виді, дані містять контрольну суму шифрування, що ґрунтується на ключі шифрування, який відомий тільки відправнику і отримувачу. Перевірка справжності джерела даних і забезпечення цілісності даних доступні тільки для підключень L2TP/IPsec.</text:p>
        </text:list-item>
      </text:list>
      <text:list xml:id="list222438353304662" text:continue-list="list2251643966" text:style-name="L7">
        <text:list-item>
          <text:list>
            <text:list-item>
              <text:p text:style-name="P44">Шифрування даних</text:p>
              <text:p text:style-name="P49"><text:span text:style-name="T14">Для забезпечення конфіденційності даних при передачі через загальні або публічні транзитні мережі вони шифруються відправником і розшифровуються отримувачем. Успішність процесів шифрування і розшифрування гарантується в тому випадку, коли відправник і отримувач використовується загальний ключ шифрування. Зміст перехоплених пакетів, відправлених через VPN-підключення в транзитній мережі, зрозумілий тільки власникам загального ключа. Довжина ключа шифрування — це важливий параметр безпеки. Тому для гарантії конфіденційності даних рекомендується використовувати най</text:span><text:span text:style-name="T17">дов</text:span><text:span text:style-name="T14">ший можливий ключ.</text:span></text:p>
            </text:list-item>
          </text:list>
        </text:list-item>
      </text:list>
      <text:p text:style-name="P30">Короткий опис послідовності виконання роботи з скриншотами і аналізом отриманих результатів</text:p>
      <text:p text:style-name="P31">TODO</text:p>
      <text:p text:style-name="P29">Висновки</text:p>
      <text:p text:style-name="P32">TODO</text:p>
      <text:p text:style-name="P18">Контрольні питання</text:p>
      <text:list xml:id="list4272088452" text:style-name="L4">
        <text:list-item>
          <text:p text:style-name="P27">Що таке Інтернет, ідентифікатор місце розташування URL, Browser?</text:p>
          <text:p text:style-name="P28">TODO</text:p>
        </text:list-item>
        <text:list-item>
          <text:p text:style-name="P27">Послуги Інтернет: WWW, FTP, електронна пошта, Telnet.</text:p>
          <text:p text:style-name="P28">TODO</text:p>
        </text:list-item>
        <text:list-item>
          <text:p text:style-name="P27">Протоколи IPsec, IKE. Протокол L2TP (тунелювання).</text:p>
          <text:p text:style-name="P28">TODO</text:p>
        </text:list-item>
        <text:list-item>
          <text:p text:style-name="P27">Типи VPN-підключень.</text:p>
          <text:p text:style-name="P28">TODO</text:p>
        </text:list-item>
        <text:list-item>
          <text:p text:style-name="P27">Властивості VPN-підключень і використані протоколи.</text:p>
          <text:p text:style-name="P28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9T22:24:28.889413706</dc:date>
    <meta:editing-duration>P1DT4H38M35S</meta:editing-duration>
    <meta:editing-cycles>2400</meta:editing-cycles>
    <meta:generator>LibreOffice/7.2.6.2$Linux_X86_64 LibreOffice_project/20$Build-2</meta:generator>
    <meta:document-statistic meta:table-count="0" meta:image-count="0" meta:object-count="1" meta:page-count="6" meta:paragraph-count="72" meta:word-count="1032" meta:character-count="8177" meta:non-whitespace-character-count="7236"/>
  </office:meta>
</office:document-meta>
</file>